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lack-Lato" svg:font-family="Slack-Lato, Slack-Fractions, appleLogo, sans-serif"/>
  </office:font-face-decls>
  <office:automatic-styles>
    <style:style style:name="P1" style:family="paragraph" style:parent-style-name="Standard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/>
      <style:text-properties fo:font-variant="normal" fo:text-transform="none" fo:color="#1d1c1d" loext:opacity="100%" style:font-name="Slack-Lato" fo:font-size="11.25pt" fo:letter-spacing="normal" fo:font-style="normal" fo:font-weight="normal"/>
    </style:style>
    <style:style style:name="P2" style:family="paragraph" style:parent-style-name="Text_20_body" style:list-style-name="L1">
      <style:paragraph-properties fo:margin-left="0.741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1c1d" loext:opacity="100%" style:font-name="Slack-Lato" fo:font-size="11.2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1d1c1d" loext:opacity="100%" style:font-name="Slack-Lato" fo:font-size="11.25pt" fo:letter-spacing="normal" fo:font-style="normal" fo:font-weight="normal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d1c1d" loext:opacity="100%" style:font-name="Slack-Lato" fo:font-size="11.25pt" fo:letter-spacing="normal" fo:font-style="normal" fo:font-weight="normal"/>
    </style:style>
    <style:style style:name="P5" style:family="paragraph" style:parent-style-name="Text_20_body" style:list-style-name="L2">
      <style:paragraph-properties fo:margin-left="0.741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1c1d" loext:opacity="100%" style:font-name="Slack-Lato" fo:font-size="11.25pt" fo:letter-spacing="normal" fo:font-style="normal" fo:font-weight="normal"/>
    </style:style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ue eine kleine Website für einen Automechaniker-Betrieb.<text:span text:style-name="T1">Anforderungen:</text:span></text:p>
      <text:list text:style-name="L1">
        <text:list-item>
          <text:p text:style-name="P2">Ansprechende Hero-Section mit Background-img und Call to Action</text:p>
        </text:list-item>
        <text:list-item>
          <text:p text:style-name="P2">Passende Card-Section mit 3 Services die Angeboten werden</text:p>
        </text:list-item>
        <text:list-item>
          <text:p text:style-name="P2">Eine Logo-Section die die Partner der Firma aufzählt</text:p>
        </text:list-item>
        <text:list-item>
          <text:p text:style-name="P2">Eine E-Mail Section mit funktionierendem Email-Formular</text:p>
        </text:list-item>
        <text:list-item>
          <text:p text:style-name="P2">Eine Section in der jeweils Gebrauchtwagen und Gebraucht Motorräder in einer kategorisierten Auswahl angeboten werden. (Select)</text:p>
        </text:list-item>
        <text:list-item>
          <text:p text:style-name="P2">Eine Formular mit dem man einen Neuwagen zusammen stellen, und bestellen kann.</text:p>
        </text:list-item>
      </text:list>
      <text:p text:style-name="P4">Anforderungen an das Bestellformular</text:p>
      <text:list text:style-name="L2">
        <text:list-item>
          <text:p text:style-name="P5">Personenbezogene Daten wie Name, Email, Telefonnummer und Anschrift</text:p>
        </text:list-item>
        <text:list-item>
          <text:p text:style-name="P5">Eine Auswahl mit verschiedenen Automarken</text:p>
        </text:list-item>
        <text:list-item>
          <text:p text:style-name="P5">Angabe wie viele Türen das Auto haben soll</text:p>
        </text:list-item>
        <text:list-item>
          <text:p text:style-name="P5">Möglichkeit die Farbe auszuwählen</text:p>
        </text:list-item>
        <text:list-item>
          <text:p text:style-name="P5">Möglichkeit einen Monat auszuwählen, wann das Auto geliefert werden soll</text:p>
        </text:list-item>
        <text:list-item>
          <text:p text:style-name="P5">Möglichkeit zwischen Benziner oder E-Version zu wählen (Radio Buttons)</text:p>
        </text:list-item>
        <text:list-item>
          <text:p text:style-name="P5">Möglichkeit der Bestätigung der Terms of Service (AGBs)</text:p>
        </text:list-item>
        <text:list-item>
          <text:p text:style-name="P5">Ein Textfeld für den Kunden für weitere Wünsche und eine Nachricht</text:p>
        </text:list-item>
        <text:list-item>
          <text:p text:style-name="P5">Ein Input Feld muss deaktiviert sein (Irgend eines)</text:p>
        </text:list-item>
      </text:list>
      <text:p text:style-name="P3">StyiingModern , sans-serif.<text:line-break/>Passende Font-Family, Type-Scaling und Color PaletteAlle Formulare müssen schon gestylt sein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lack-Lato" svg:font-family="Slack-Lato, Slack-Fractions, appleLog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3:24:28.241641306</meta:creation-date>
    <dc:date>2024-12-11T13:27:56.800148149</dc:date>
    <meta:editing-duration>PT3M29S</meta:editing-duration>
    <meta:editing-cycles>1</meta:editing-cycles>
    <meta:document-statistic meta:table-count="0" meta:image-count="0" meta:object-count="0" meta:page-count="1" meta:paragraph-count="18" meta:word-count="169" meta:character-count="1172" meta:non-whitespace-character-count="1036"/>
    <meta:generator>LibreOffice/24.2.5.2$Linux_X86_64 LibreOffice_project/420$Build-2</meta:generator>
  </office:meta>
</office:document-meta>
</file>